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a5c6" officeooo:paragraph-rsid="0004a5c6"/>
    </style:style>
    <style:style style:name="P2" style:family="paragraph" style:parent-style-name="Standard">
      <style:text-properties officeooo:rsid="0007e9ea" officeooo:paragraph-rsid="0007e9ea"/>
    </style:style>
    <style:style style:name="P3" style:family="paragraph" style:parent-style-name="Standard">
      <style:text-properties officeooo:rsid="000a0e50" officeooo:paragraph-rsid="000d4343"/>
    </style:style>
    <style:style style:name="P4" style:family="paragraph" style:parent-style-name="Standard">
      <style:text-properties officeooo:rsid="000d4343" officeooo:paragraph-rsid="000d4343"/>
    </style:style>
    <style:style style:name="P5" style:family="paragraph" style:parent-style-name="Standard">
      <style:text-properties officeooo:rsid="0010a4fe" officeooo:paragraph-rsid="0010a4fe"/>
    </style:style>
    <style:style style:name="P6" style:family="paragraph" style:parent-style-name="Standard">
      <style:paragraph-properties fo:break-before="page"/>
      <style:text-properties officeooo:rsid="0004a5c6" officeooo:paragraph-rsid="0004a5c6"/>
    </style:style>
    <style:style style:name="P7" style:family="paragraph" style:parent-style-name="Standard">
      <style:text-properties officeooo:rsid="000a0e50" officeooo:paragraph-rsid="000d4343"/>
    </style:style>
    <style:style style:name="P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0a0e50" officeooo:paragraph-rsid="000d4343"/>
    </style:style>
    <style:style style:name="T1" style:family="text">
      <style:text-properties officeooo:rsid="000d4343"/>
    </style:style>
    <style:style style:name="T2" style:family="text">
      <style:text-properties officeooo:rsid="000ebfe6"/>
    </style:style>
    <style:style style:name="T3" style:family="text">
      <style:text-properties officeooo:rsid="00142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396qusza40orc.cloudfront.net/getdata%2Fdata%2FDATA.gov_NGAP.xlsx" text:style-name="Internet_20_link" text:visited-style-name="Visited_20_Internet_20_Link">https://d396qusza40orc.cloudfront.net/getdata%2Fdata%2FDATA.gov_NGAP.xlsx</text:a></text:p>
      <text:p text:style-name="Standard"/>
      <text:p text:style-name="Standard"/>
      <text:p text:style-name="Standard"/>
      <text:p text:style-name="P1">#Question 3 - Download and Load </text:p>
      <text:p text:style-name="P1">#Excel spreadsheet on Natural Gas Aquisition Program</text:p>
      <text:p text:style-name="P1">#performed the same steps as line 13 -20 using the createFile function. </text:p>
      <text:p text:style-name="P1">#to create a new .xlsx file in data and switch back the working directory</text:p>
      <text:p text:style-name="P1"/>
      <text:p text:style-name="P1"><text:s text:c="4"/>createFile(fileName = "NaturalGasAquisitionProgram.xlsx")</text:p>
      <text:p text:style-name="P1"/>
      <text:p text:style-name="P1"><text:s text:c="4"/>NatGasProgramURL &lt;- "https://d396qusza40orc.cloudfront.net/getdata%2Fdata%2FDATA.gov_NGAP.xlsx"</text:p>
      <text:p text:style-name="P1"/>
      <text:p text:style-name="P1"><text:s text:c="4"/>download.file(NatGasProgramURL,</text:p>
      <text:p text:style-name="P1"><text:s text:c="14"/>destfile = "./data/NaturalGasAquisitionProgram.xlsx",</text:p>
      <text:p text:style-name="P1"><text:s text:c="14"/>method ="curl")</text:p>
      <text:p text:style-name="P1"><text:s text:c="4"/></text:p>
      <text:p text:style-name="P1">#"Read rows 18-23 and columns 7-15 into R and </text:p>
      <text:p text:style-name="P1">#assign the result to a variable called: dat"</text:p>
      <text:p text:style-name="P1"><text:s text:c="4"/></text:p>
      <text:p text:style-name="P1"><text:s text:c="4"/>install.packages("xlsx") <text:s text:c="3"/></text:p>
      <text:p text:style-name="P1"><text:s text:c="4"/>library(xlsx)</text:p>
      <text:p text:style-name="P1"/>
      <text:p text:style-name="P1"><text:s text:c="4"/>rowIndex &lt;- 18:23 <text:s/></text:p>
      <text:p text:style-name="P1"><text:s text:c="4"/>colIndex &lt;- 7:15</text:p>
      <text:p text:style-name="P1"><text:s text:c="4"/>dat &lt;- read.xlsx("./data/NaturalGasAquisitionProgram.xlsx",</text:p>
      <text:p text:style-name="P1"><text:s text:c="21"/>sheetIndex = 1,</text:p>
      <text:p text:style-name="P1"><text:s text:c="21"/>rowIndex = rowIndex,</text:p>
      <text:p text:style-name="P1"><text:s text:c="21"/>colIndex = colIndex)</text:p>
      <text:p text:style-name="P1"/>
      <text:p text:style-name="P1"/>
      <text:p text:style-name="P1"/>
      <text:p text:style-name="P1"/>
      <text:p text:style-name="P1"/>
      <text:p text:style-name="P6"/>
      <text:p text:style-name="P1"><text:line-break/>Question 4</text:p>
      <text:p text:style-name="Text_20_body">Read the XML data on Baltimore restaurants from here:</text:p>
      <text:p text:style-name="Text_20_body"><text:a xlink:type="simple" xlink:href="https://d396qusza40orc.cloudfront.net/getdata%2Fdata%2Frestaurants.xml" office:target-frame-name="_blank" xlink:show="new" text:style-name="Internet_20_link" text:visited-style-name="Visited_20_Internet_20_Link">https://d396qusza40orc.cloudfront.net/getdata%2Fdata%2Frestaurants.xml</text:a></text:p>
      <text:p text:style-name="Text_20_body">How many restaurants have zipcode 21231?</text:p>
      <text:p text:style-name="P2"/>
      <text:p text:style-name="P2">install.packages(“XML”)</text:p>
      <text:p text:style-name="P2">library(XML)\<text:a xlink:type="simple" xlink:href="https://d396qusza40orc.cloudfront.net/getdata%2Fdata%2Frestaurants.xml" office:target-frame-name="_blank" xlink:show="new" text:style-name="Internet_20_link" text:visited-style-name="Visited_20_Internet_20_Link">l</text:a></text:p>
      <text:p text:style-name="P2"/>
      <text:p text:style-name="P2">fileURL ← <text:s/>“<text:a xlink:type="simple" xlink:href="https://d396qusza40orc.cloudfront.net/getdata%2Fdata%2Frestaurants.xml" office:target-frame-name="_blank" xlink:show="new" text:style-name="Internet_20_link" text:visited-style-name="Visited_20_Internet_20_Link">https://d396qusza40orc.cloudfront.net/getdata%2Fdata%2Frestaurants.xm</text:a>”</text:p>
      <text:p text:style-name="P2">doc ← xmlTreeParse(fileURL, useInternal=TRUE)</text:p>
      <text:p text:style-name="P2">rootNode ← xmlRoot(doc)</text:p>
      <text:p text:style-name="P4"/>
      <text:p text:style-name="P4"><text:span text:style-name="T2">zipSum ← </text:span>xpathsum(rootNode, “<text:a xlink:type="simple" xlink:href="mailto://@zipcode" text:style-name="Internet_20_link" text:visited-style-name="Visited_20_Internet_20_Link">//</text:a><text:a xlink:type="simple" xlink:href="mailto://@zipcode" text:style-name="Internet_20_link" text:visited-style-name="Visited_20_Internet_20_Link"><text:span text:style-name="T3">item[@</text:span></text:a><text:a xlink:type="simple" xlink:href="mailto://@zipcode" text:style-name="Internet_20_link" text:visited-style-name="Visited_20_Internet_20_Link">zipcode</text:a> = 21231<text:span text:style-name="T3">]</text:span>”)</text:p>
      <text:p text:style-name="P5">`</text:p>
      <text:p text:style-name="P4"/>
      <text:p text:style-name="P4"/>
      <text:p text:style-name="P4"/>
      <text:p text:style-name="P3"><text:span text:style-name="T1">#</text:span>zipcode <text:s text:c="2"/>← xmlnode[@attr-name=’zipcode’](doc)</text:p>
      <text:p text:style-name="P3"/>
      <text:p text:style-name="P8">//item[@price &gt; 2*@discount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3:31:54.650261387</meta:creation-date>
    <dc:date>2020-10-23T02:44:21.575035389</dc:date>
    <meta:editing-duration>PT19H5M23S</meta:editing-duration>
    <meta:editing-cycles>10</meta:editing-cycles>
    <meta:generator>LibreOffice/5.3.6.1$Linux_X86_64 LibreOffice_project/30$Build-1</meta:generator>
    <meta:document-statistic meta:table-count="0" meta:image-count="0" meta:object-count="0" meta:page-count="2" meta:paragraph-count="35" meta:word-count="132" meta:character-count="1457" meta:non-whitespace-character-count="1214"/>
  </office:meta>
</office:document-meta>
</file>